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text-properties officeooo:paragraph-rsid="00087605"/>
    </style:style>
    <style:style style:name="P3" style:family="paragraph" style:parent-style-name="Standard">
      <style:text-properties officeooo:paragraph-rsid="000b0573"/>
    </style:style>
    <style:style style:name="P4" style:family="paragraph" style:parent-style-name="Standard">
      <style:text-properties officeooo:paragraph-rsid="000de3e0"/>
    </style:style>
    <style:style style:name="P5" style:family="paragraph" style:parent-style-name="Standard">
      <style:text-properties officeooo:paragraph-rsid="000fe16a"/>
    </style:style>
    <style:style style:name="P6" style:family="paragraph" style:parent-style-name="Standard">
      <style:text-properties officeooo:rsid="0006e70c"/>
    </style:style>
    <style:style style:name="P7" style:family="paragraph" style:parent-style-name="Standard">
      <style:text-properties officeooo:rsid="0006e70c" officeooo:paragraph-rsid="0006e70c"/>
    </style:style>
    <style:style style:name="P8" style:family="paragraph" style:parent-style-name="Standard">
      <style:text-properties officeooo:rsid="0006e70c" officeooo:paragraph-rsid="000b0573"/>
    </style:style>
    <style:style style:name="P9" style:family="paragraph" style:parent-style-name="Standard">
      <style:text-properties officeooo:rsid="00087605" officeooo:paragraph-rsid="0006e70c"/>
    </style:style>
    <style:style style:name="P10" style:family="paragraph" style:parent-style-name="Standard">
      <style:text-properties officeooo:rsid="00087605" officeooo:paragraph-rsid="00087605"/>
    </style:style>
    <style:style style:name="T1" style:family="text">
      <style:text-properties officeooo:rsid="0004f497"/>
    </style:style>
    <style:style style:name="T2" style:family="text">
      <style:text-properties officeooo:rsid="0006e70c"/>
    </style:style>
    <style:style style:name="T3" style:family="text">
      <style:text-properties officeooo:rsid="00087605"/>
    </style:style>
    <style:style style:name="T4" style:family="text">
      <style:text-properties officeooo:rsid="000cd175"/>
    </style:style>
    <style:style style:name="T5" style:family="text">
      <style:text-properties officeooo:rsid="000d1528"/>
    </style:style>
    <style:style style:name="T6" style:family="text">
      <style:text-properties officeooo:rsid="000de3e0"/>
    </style:style>
    <style:style style:name="T7" style:family="text">
      <style:text-properties officeooo:rsid="000fe16a"/>
    </style:style>
    <style:style style:name="T8" style:family="text">
      <style:text-properties officeooo:rsid="0010d556"/>
    </style:style>
    <style:style style:name="T9" style:family="text">
      <style:text-properties officeooo:rsid="0010eef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OSI 216a Write-Up: Data Imbalance and Insufficiencies</text:p>
      <text:p text:style-name="Standard"/>
      <text:p text:style-name="Standard">We provide below counts for each attribute-value pair in the gold standard annotations from SceneBank. Because this data has been adjudicated, we may postulate, in assaying it, that it has been disabused of any ambiguity or error resulting from our guideline. Nonetheless, these “corrected” data reveal some issues with the corpus itself and with the ontology on which our annotation scheme is based.</text:p>
      <text:p text:style-name="Standard"/>
      <text:p text:style-name="Standard">As expected, <text:span text:style-name="T1">#</text:span>volume preponderates (by a wide margin) in the <text:span text:style-name="T1">#</text:span>dimensionality field. This is not really a problem, as the specification is really intended to capture configurational relationships in three-dimensional space. However, one may note that <text:span text:style-name="T1">#</text:span>rect_prism is by far the most prevalent <text:span text:style-name="T1">#</text:span>volume_type, <text:span text:style-name="T1">followed by #biped. </text:span>While vaguely cubic objects <text:span text:style-name="T2">(in contrast to vaguely conical, infundibular, etc. objects)</text:span> <text:span text:style-name="T2">do account for much of the scenery encountered in domestic/ interior/ artificial spaces, they probably don't constitute a majority (or even plurality) of all three-dimensional objects. Thus, this profusion of rectangular prisms reflects our corpus's extreme bias toward interior spaces.</text:span></text:p>
      <text:p text:style-name="P6"/>
      <text:p text:style-name="P7">However, we may have subsumed so many objects as #rect_prism simply because our ontological framework presupposes that directional information is best encoded axially—that is, that the three spatial dimensions may best be captured with information about about latitudinal, longitudinal, and vertical coordinates. In the absence of any better intuitive metric (i.e., something more accessible and less granular than, say, polar coordinates), this seems to be a necessary artifice. Under this view, the proliferation of #rect_prisms is simply an artifact of the nature of the task. </text:p>
      <text:p text:style-name="P7"/>
      <text:p text:style-name="P8">Likewise, while many human beings are mentioned in the corpus, it is also the case that language (at least English) encodes very detailed information about bodily surfaces. While knowledge of the intrinsicality of the three spatial axes and the identity of the cross-sectional axis may suffice to orient an inanimate object with a tolerable degree of precision, language encodes far more about the human body's various stations and luxations, so that a more nuanced account of a body's configuration should be extricable from text. </text:p>
      <text:p text:style-name="P8"/>
      <text:p text:style-name="P3"><text:span text:style-name="T3">On a more general note, the precise orientation of highly flexible objects is both difficult to convey precisely and difficult to construe unambiguously: in “The shirt lay crumpled on the floor,” not only does the speaker not specify which parts of the shirt are where (i.e., is the front primarily lying on the floor? Is the left sleeve folded haphazardly underneath the rest?), but the hearer/ reader gets only a vague sense that there is an amorphous entity which, unfurled, would be a shirt. Whether this entity should be </text:span><text:span text:style-name="T4">annotate</text:span><text:span text:style-name="T3">d as a </text:span><text:span text:style-name="T4">distinct</text:span><text:span text:style-name="T3"> object with different axial intrinsicalities from those of the constituent shirt or as the shirt itself is (philosophically) unclear.</text:span></text:p>
      <text:p text:style-name="P9"/>
      <text:p text:style-name="P2"><text:span text:style-name="T3">The perceived imbalances in the corpus are not, however, all detrimental: </text:span><text:span text:style-name="T5">s</text:span><text:span text:style-name="T3">ome of the statistical discrepancies enumerated below reveal important classificatory information that could be used to refine a subsequent iteration of OCDML. </text:span></text:p>
      <text:p text:style-name="P10"/>
      <text:p text:style-name="P4"><text:span text:style-name="T6">Overall, the #top_bottom axis is annotated as #intrinsic far more often than relative, while the other two axes exhibit more even distributions. Likewise, #top_bottom constitutes a substantial majority of the #c_sec_axis attributes. More #figure_configs are tagged #bottom (followed by #back) than anything else, while most #ground_configs are, predictably, tagged #top, with #front and #bottom noticeably less common. </text:span><text:span text:style-name="T7">However, these three edge out all other values massively</text:span><text:span text:style-name="T6">.</text:span></text:p>
      <text:p text:style-name="Standard"/>
      <text:p text:style-name="P5"><text:soft-page-break/><text:span text:style-name="T7">Certainly, these phenomena evince corpus imbalance </text:span><text:span text:style-name="T8">to a degree</text:span><text:span text:style-name="T7">, but </text:span><text:span text:style-name="T8">they also elucidate the important foundational role topology plays in locating objects in space. </text:span><text:span text:style-name="T9">Any object in a </text:span><text:span text:style-name="T8">place </text:span><text:span text:style-name="T9">subject to gravity</text:span><text:span text:style-name="T8"> </text:span><text:span text:style-name="T9">(in a naïve sense, e.g. not in orbit) </text:span><text:span text:style-name="T8">has its bottom (relative or intrinsic) oriented toward the top of the supporting surface. Our specification does not explicitly collate the objects in a frame with respect to a common ground, but the prevalence of #top to #bottom CONFIGURATION_LINKs suggests that very basic localization of this type might simplify and focus our task.</text:span></text:p>
      <text:p text:style-name="Standard"/>
      <text:p text:style-name="P1">Galsworthy Statistics:</text:p>
      <text:p text:style-name="Standard"/>
      <text:p text:style-name="Standard">SPATIAL_ENTITY::dimensionality </text:p>
      <text:p text:style-name="Standard">volume: 266 </text:p>
      <text:p text:style-name="Standard">line: 3 </text:p>
      <text:p text:style-name="Standard">point: 1 </text:p>
      <text:p text:style-name="Standard">area: 68 </text:p>
      <text:p text:style-name="Standard"/>
      <text:p text:style-name="Standard">SPATIAL_ENTITY::line_type </text:p>
      <text:p text:style-name="Standard">_ : 312 </text:p>
      <text:p text:style-name="Standard">line: 6 </text:p>
      <text:p text:style-name="Standard">other: 2 </text:p>
      <text:p text:style-name="Standard">segment: 18 </text:p>
      <text:p text:style-name="Standard"/>
      <text:p text:style-name="Standard">SPATIAL_ENTITY::area_type </text:p>
      <text:p text:style-name="Standard">_ : 124 </text:p>
      <text:p text:style-name="Standard">annulus: 1 </text:p>
      <text:p text:style-name="Standard">4-gon: 139 </text:p>
      <text:p text:style-name="Standard">other: 47 </text:p>
      <text:p text:style-name="Standard">disc: 27 </text:p>
      <text:p text:style-name="Standard"/>
      <text:p text:style-name="Standard">SPATIAL_ENTITY::volume_type </text:p>
      <text:p text:style-name="Standard">_ : 9 </text:p>
      <text:p text:style-name="Standard">quadruped: 2 </text:p>
      <text:p text:style-name="Standard">cylinder: 12 </text:p>
      <text:p text:style-name="Standard">torus: 1 </text:p>
      <text:p text:style-name="Standard">tri_prism: 3 </text:p>
      <text:p text:style-name="Standard">sphere: 12 </text:p>
      <text:p text:style-name="Standard">other: 84 </text:p>
      <text:p text:style-name="Standard">cone: 1 </text:p>
      <text:p text:style-name="Standard">rect_prism: 135 </text:p>
      <text:p text:style-name="Standard">biped: 79 </text:p>
      <text:p text:style-name="Standard"/>
      <text:p text:style-name="Standard">SPATIAL_ENTITY::top_bottom </text:p>
      <text:p text:style-name="Standard">relative: 45 </text:p>
      <text:p text:style-name="Standard">_ : 1 </text:p>
      <text:p text:style-name="Standard">intrinsic: 292 </text:p>
      <text:p text:style-name="Standard"/>
      <text:p text:style-name="Standard">SPATIAL_ENTITY::front_back </text:p>
      <text:p text:style-name="Standard">relative: 163 </text:p>
      <text:p text:style-name="Standard">_ : 10 </text:p>
      <text:p text:style-name="Standard">intrinsic: 165 </text:p>
      <text:p text:style-name="Standard"/>
      <text:p text:style-name="Standard">SPATIAL_ENTITY::left_right </text:p>
      <text:p text:style-name="Standard">relative: 179 </text:p>
      <text:p text:style-name="Standard">intrinsic: 159 </text:p>
      <text:p text:style-name="Standard"/>
      <text:p text:style-name="Standard"/>
      <text:p text:style-name="Standard"/>
      <text:p text:style-name="P1">SPATIAL_ENTITY::c_sec_axis </text:p>
      <text:p text:style-name="Standard">left_right: 19 </text:p>
      <text:p text:style-name="Standard">front_back: 108 </text:p>
      <text:p text:style-name="Standard">other: 11 </text:p>
      <text:p text:style-name="Standard">top_bottom: 200 </text:p>
      <text:p text:style-name="Standard"/>
      <text:p text:style-name="Standard">ORIENTATION_SIGNAL::orientation_type </text:p>
      <text:p text:style-name="Standard">longitudinal: 19 </text:p>
      <text:p text:style-name="Standard">vertical: 43 </text:p>
      <text:p text:style-name="Standard">latitudinal: 6 </text:p>
      <text:p text:style-name="Standard">any: 12 </text:p>
      <text:p text:style-name="Standard">other: 1 </text:p>
      <text:p text:style-name="Standard">lateral: 5 </text:p>
      <text:p text:style-name="Standard">coronal: 1 </text:p>
      <text:p text:style-name="Standard"/>
      <text:p text:style-name="Standard">CONFIGURATION_LINK::dim_coercion </text:p>
      <text:p text:style-name="Standard">none: 82 </text:p>
      <text:p text:style-name="Standard">figure: 10 </text:p>
      <text:p text:style-name="Standard">ground: 21 </text:p>
      <text:p text:style-name="Standard"/>
      <text:p text:style-name="Standard">CONFIGURATION_LINK::figure_config </text:p>
      <text:p text:style-name="Standard">bottom: 53 </text:p>
      <text:p text:style-name="Standard">top: 2 </text:p>
      <text:p text:style-name="Standard">back: 25 </text:p>
      <text:p text:style-name="Standard">any: 10 </text:p>
      <text:p text:style-name="Standard">front: 14 </text:p>
      <text:p text:style-name="Standard">side: 9 </text:p>
      <text:p text:style-name="Standard"/>
      <text:p text:style-name="Standard">CONFIGURATION_LINK::ground_config </text:p>
      <text:p text:style-name="Standard">right: 3 </text:p>
      <text:p text:style-name="Standard">bottom: 14 </text:p>
      <text:p text:style-name="Standard">top: 45 </text:p>
      <text:p text:style-name="Standard">back: 6 </text:p>
      <text:p text:style-name="Standard">side: 12 </text:p>
      <text:p text:style-name="Standard">front: 21 </text:p>
      <text:p text:style-name="Standard">any: 8 </text:p>
      <text:p text:style-name="Standard">left: 4 </text:p>
      <text:p text:style-name="Standard"/>
      <text:p text:style-name="Standard"/>
      <text:p text:style-name="P1">Shaw Statistics:</text:p>
      <text:p text:style-name="Standard"/>
      <text:p text:style-name="Standard">SPATIAL_ENTITY::dimensionality </text:p>
      <text:p text:style-name="Standard">volume: 171 </text:p>
      <text:p text:style-name="Standard">line: 1 </text:p>
      <text:p text:style-name="Standard">point: 5 </text:p>
      <text:p text:style-name="Standard">area: 33 </text:p>
      <text:p text:style-name="Standard"/>
      <text:p text:style-name="Standard">SPATIAL_ENTITY::line_type </text:p>
      <text:p text:style-name="Standard">_ : 207 </text:p>
      <text:p text:style-name="Standard">other: 1 </text:p>
      <text:p text:style-name="Standard">segment: 2 </text:p>
      <text:p text:style-name="Standard"/>
      <text:p text:style-name="Standard">SPATIAL_ENTITY::area_type </text:p>
      <text:p text:style-name="Standard">_ : 156 </text:p>
      <text:p text:style-name="Standard">3-gon: 4 </text:p>
      <text:p text:style-name="Standard">4-gon: 34 </text:p>
      <text:p text:style-name="Standard">other: 7 </text:p>
      <text:p text:style-name="Standard">disc: 9 </text:p>
      <text:p text:style-name="Standard"/>
      <text:p text:style-name="Standard">SPATIAL_ENTITY::volume_type </text:p>
      <text:p text:style-name="Standard">_ : 31 </text:p>
      <text:p text:style-name="Standard">cylinder: 5 </text:p>
      <text:p text:style-name="Standard">pyramid: 2 </text:p>
      <text:p text:style-name="Standard">sphere: 6 </text:p>
      <text:p text:style-name="Standard">other: 42 </text:p>
      <text:p text:style-name="Standard">cone: 4 </text:p>
      <text:p text:style-name="Standard">rect_prism: 72 </text:p>
      <text:p text:style-name="Standard">biped: 48 </text:p>
      <text:p text:style-name="Standard"/>
      <text:p text:style-name="Standard">SPATIAL_ENTITY::top_bottom </text:p>
      <text:p text:style-name="Standard">relative: 31 </text:p>
      <text:p text:style-name="Standard">_ : 2 </text:p>
      <text:p text:style-name="Standard">intrinsic: 177 </text:p>
      <text:p text:style-name="Standard"/>
      <text:p text:style-name="Standard">SPATIAL_ENTITY::front_back </text:p>
      <text:p text:style-name="Standard">relative: 83 </text:p>
      <text:p text:style-name="Standard">_ : 13 </text:p>
      <text:p text:style-name="Standard">intrinsic: 114 </text:p>
      <text:p text:style-name="Standard"/>
      <text:p text:style-name="Standard">SPATIAL_ENTITY::left_right </text:p>
      <text:p text:style-name="Standard">relative: 99 </text:p>
      <text:p text:style-name="Standard">intrinsic: 111 </text:p>
      <text:p text:style-name="Standard"/>
      <text:p text:style-name="Standard">SPATIAL_ENTITY::c_sec_axis </text:p>
      <text:p text:style-name="Standard">_ : 6 </text:p>
      <text:p text:style-name="Standard">left_right: 3 </text:p>
      <text:p text:style-name="Standard">front_back: 64 </text:p>
      <text:p text:style-name="Standard">top_bottom: 137 </text:p>
      <text:p text:style-name="P1">ORIENTATION_SIGNAL::orientation_type </text:p>
      <text:p text:style-name="Standard">_ : 1 </text:p>
      <text:p text:style-name="Standard">longitudinal: 18 </text:p>
      <text:p text:style-name="Standard">vertical: 17 </text:p>
      <text:p text:style-name="Standard">lateral: 7 </text:p>
      <text:p text:style-name="Standard">any: 9 </text:p>
      <text:p text:style-name="Standard">other: 2 </text:p>
      <text:p text:style-name="Standard">latitudinal: 1 </text:p>
      <text:p text:style-name="Standard"/>
      <text:p text:style-name="Standard">CONFIGURATION_LINK::dim_coercion </text:p>
      <text:p text:style-name="Standard">_ : 2 </text:p>
      <text:p text:style-name="Standard">none: 69 </text:p>
      <text:p text:style-name="Standard">figure: 3 </text:p>
      <text:p text:style-name="Standard">ground: 13 </text:p>
      <text:p text:style-name="Standard"/>
      <text:p text:style-name="Standard">CONFIGURATION_LINK::figure_config </text:p>
      <text:p text:style-name="Standard">_ : 1 </text:p>
      <text:p text:style-name="Standard">bottom: 34 </text:p>
      <text:p text:style-name="Standard">back: 17 </text:p>
      <text:p text:style-name="Standard">any: 17 </text:p>
      <text:p text:style-name="Standard">front: 11 </text:p>
      <text:p text:style-name="Standard">side: 7 </text:p>
      <text:p text:style-name="Standard"/>
      <text:p text:style-name="Standard">CONFIGURATION_LINK::ground_config </text:p>
      <text:p text:style-name="Standard">_ : 1 </text:p>
      <text:p text:style-name="Standard">right: 4 </text:p>
      <text:p text:style-name="Standard">bottom: 21 </text:p>
      <text:p text:style-name="Standard">top: 20 </text:p>
      <text:p text:style-name="Standard">back: 6 </text:p>
      <text:p text:style-name="Standard">side: 6 </text:p>
      <text:p text:style-name="Standard">front: 21 </text:p>
      <text:p text:style-name="Standard">any: 5 </text:p>
      <text:p text:style-name="Standard">left: 3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7T20:03:00</meta:creation-date>
    <dc:date>2013-05-08T20:12:20</dc:date>
    <meta:editing-duration>PT54M7S</meta:editing-duration>
    <meta:editing-cycles>19</meta:editing-cycles>
    <meta:generator>LibreOffice/3.6$Linux_x86 LibreOffice_project/360m1$Build-2</meta:generator>
    <dc:creator>Cory Massaro</dc:creator>
    <meta:document-statistic meta:table-count="0" meta:image-count="0" meta:object-count="0" meta:page-count="6" meta:paragraph-count="152" meta:word-count="919" meta:character-count="6200" meta:non-whitespace-character-count="5289"/>
  </office:meta>
</office:document-meta>
</file>